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2" style:family="table">
      <style:table-properties style:width="17.358cm" fo:margin-left="-0.199cm" table:align="left" style:writing-mode="lr-tb"/>
    </style:style>
    <style:style style:name="Таблица2.A" style:family="table-column">
      <style:table-column-properties style:column-width="4.313cm"/>
    </style:style>
    <style:style style:name="Таблица2.B" style:family="table-column">
      <style:table-column-properties style:column-width="2.593cm"/>
    </style:style>
    <style:style style:name="Таблица2.C" style:family="table-column">
      <style:table-column-properties style:column-width="1.984cm"/>
    </style:style>
    <style:style style:name="Таблица2.D" style:family="table-column">
      <style:table-column-properties style:column-width="2.15cm"/>
    </style:style>
    <style:style style:name="Таблица2.E" style:family="table-column">
      <style:table-column-properties style:column-width="1.616cm"/>
    </style:style>
    <style:style style:name="Таблица2.F" style:family="table-column">
      <style:table-column-properties style:column-width="2.342cm"/>
    </style:style>
    <style:style style:name="Таблица2.G" style:family="table-column">
      <style:table-column-properties style:column-width="2.36cm"/>
    </style:style>
    <style:style style:name="Таблица2.1" style:family="table-row">
      <style:table-row-properties style:min-row-height="0.848cm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2" style:family="table-row">
      <style:table-row-properties fo:keep-together="auto"/>
    </style:style>
    <style:style style:name="Таблица2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3" style:family="table-row">
      <style:table-row-properties fo:keep-together="auto"/>
    </style:style>
    <style:style style:name="Таблица2.4" style:family="table-row">
      <style:table-row-properties fo:keep-together="auto"/>
    </style:style>
    <style:style style:name="Таблица2.5" style:family="table-row">
      <style:table-row-properties fo:keep-together="auto"/>
    </style:style>
    <style:style style:name="Таблица2.6" style:family="table-row">
      <style:table-row-properties fo:keep-together="auto"/>
    </style:style>
    <style:style style:name="Таблица2.7" style:family="table-row">
      <style:table-row-properties fo:keep-together="auto"/>
    </style:style>
    <style:style style:name="Таблица2.8" style:family="table-row">
      <style:table-row-properties fo:keep-together="auto"/>
    </style:style>
    <style:style style:name="Таблица2.9" style:family="table-row">
      <style:table-row-properties fo:keep-together="auto"/>
    </style:style>
    <style:style style:name="Таблица2.10" style:family="table-row">
      <style:table-row-properties style:min-row-height="0.238cm" fo:keep-together="auto"/>
    </style:style>
    <style:style style:name="Таблица2.11" style:family="table-row">
      <style:table-row-properties style:min-row-height="0.215cm" fo:keep-together="auto"/>
    </style:style>
    <style:style style:name="P1" style:family="paragraph" style:parent-style-name="Standard">
      <style:paragraph-properties fo:text-align="center" style:justify-single-word="false"/>
      <style:text-properties fo:font-size="14pt" officeooo:paragraph-rsid="00088378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fo:language="en" fo:country="US" officeooo:paragraph-rsid="00088378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en" fo:country="US" officeooo:paragraph-rsid="00088378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US" officeooo:paragraph-rsid="000e9285" style:font-size-asian="14pt" style:font-size-complex="14pt"/>
    </style:style>
    <style:style style:name="P5" style:family="paragraph" style:parent-style-name="Standard">
      <style:text-properties fo:font-size="14pt" fo:language="en" fo:country="US" officeooo:paragraph-rsid="00088378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language="en" fo:country="US" officeooo:rsid="00088378" officeooo:paragraph-rsid="00088378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en" fo:country="US" officeooo:rsid="00088378" officeooo:paragraph-rsid="000c4c7c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en" fo:country="US" officeooo:rsid="000c4c7c" officeooo:paragraph-rsid="000c4c7c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language="en" fo:country="US" officeooo:rsid="000d2761" officeooo:paragraph-rsid="000d2761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en" fo:country="US" officeooo:rsid="000db5e9" officeooo:paragraph-rsid="000db5e9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en" fo:country="US" officeooo:rsid="000e9285" officeooo:paragraph-rsid="000e9285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00c841" officeooo:paragraph-rsid="0000c841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00c841" officeooo:paragraph-rsid="0000c841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Liberation Serif" fo:font-size="14pt" fo:font-weight="bold" officeooo:rsid="0000c841" officeooo:paragraph-rsid="0000c841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00c841" officeooo:paragraph-rsid="0000c841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00c841" officeooo:paragraph-rsid="00013b6b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013b6b" officeooo:paragraph-rsid="00013b6b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013b6b" officeooo:paragraph-rsid="0003c80f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03307f" officeooo:paragraph-rsid="0003307f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03c80f" officeooo:paragraph-rsid="0003c80f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03c80f" officeooo:paragraph-rsid="0004e09b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04e09b" officeooo:paragraph-rsid="0004e09b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Monospace" fo:font-size="10pt" fo:font-weight="normal" officeooo:rsid="0005aa4c" officeooo:paragraph-rsid="0005aa4c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Monospace" fo:font-size="10pt" fo:font-weight="normal" officeooo:rsid="0004e09b" officeooo:paragraph-rsid="0004e09b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Monospace" fo:font-size="10pt" fo:font-weight="normal" officeooo:rsid="0004e09b" officeooo:paragraph-rsid="00088378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013b6b" officeooo:paragraph-rsid="00013b6b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124566" officeooo:paragraph-rsid="00124566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04e09b" officeooo:paragraph-rsid="0004e09b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03307f" officeooo:paragraph-rsid="0003307f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03307f" officeooo:paragraph-rsid="00124566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13b264" officeooo:paragraph-rsid="0015846c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05aa4c" officeooo:paragraph-rsid="0004e09b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3b264" officeooo:paragraph-rsid="0013b264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Monospace" fo:font-size="10pt" fo:font-weight="bold" officeooo:rsid="0005aa4c" officeooo:paragraph-rsid="0004e09b" style:font-size-asian="10pt" style:font-weight-asian="bold" style:font-size-complex="10pt" style:font-weight-complex="bold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Monospace" fo:font-size="10pt" fo:font-weight="normal" officeooo:rsid="0004e09b" officeooo:paragraph-rsid="0013b264" style:font-size-asian="10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3b6b" style:font-weight-asian="bold" style:font-weight-complex="bold"/>
    </style:style>
    <style:style style:name="T4" style:family="text">
      <style:text-properties fo:font-weight="bold" officeooo:rsid="0005aa4c" style:font-weight-asian="bold" style:font-weight-complex="bold"/>
    </style:style>
    <style:style style:name="T5" style:family="text">
      <style:text-properties fo:font-weight="bold" officeooo:rsid="00124566" style:font-weight-asian="bold" style:font-weight-complex="bold"/>
    </style:style>
    <style:style style:name="T6" style:family="text">
      <style:text-properties style:font-name="Liberation Serif" fo:font-size="14pt" officeooo:rsid="0005aa4c" style:font-size-asian="12.25pt" style:font-size-complex="14pt"/>
    </style:style>
    <style:style style:name="T7" style:family="text">
      <style:text-properties style:font-name="Liberation Serif" fo:font-size="14pt" officeooo:rsid="0005aa4c" style:font-size-asian="14pt" style:font-size-complex="14pt"/>
    </style:style>
    <style:style style:name="T8" style:family="text">
      <style:text-properties style:font-name="Liberation Serif" fo:font-size="14pt" officeooo:rsid="00088378" style:font-size-asian="14pt" style:font-size-complex="14pt"/>
    </style:style>
    <style:style style:name="T9" style:family="text">
      <style:text-properties officeooo:rsid="00013b6b"/>
    </style:style>
    <style:style style:name="T10" style:family="text">
      <style:text-properties officeooo:rsid="0005aa4c"/>
    </style:style>
    <style:style style:name="T11" style:family="text">
      <style:text-properties officeooo:rsid="000a63dc"/>
    </style:style>
    <style:style style:name="T12" style:family="text">
      <style:text-properties fo:language="en" fo:country="US"/>
    </style:style>
    <style:style style:name="T13" style:family="text">
      <style:text-properties officeooo:rsid="000e9285"/>
    </style:style>
    <style:style style:name="T14" style:family="text">
      <style:text-properties officeooo:rsid="00124566"/>
    </style:style>
    <style:style style:name="T15" style:family="text">
      <style:text-properties style:font-name="Liberation Serif" fo:font-size="14pt" fo:font-weight="bold" officeooo:rsid="00124566" style:font-size-asian="12.25pt" style:font-weight-asian="bold" style:font-size-complex="14pt" style:font-weight-complex="bold"/>
    </style:style>
    <style:style style:name="T16" style:family="text">
      <style:text-properties officeooo:rsid="001584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5 ЛАБОРАТОРНАЯ РАБОТА №5</text:p>
      <text:p text:style-name="P12">ПРОГРАММИРОВАНИЕ В ОС UNIX</text:p>
      <text:p text:style-name="P12"/>
      <text:p text:style-name="P15"><text:tab/><text:span text:style-name="T2">Цель работы</text:span> </text:p>
      <text:p text:style-name="P15"><text:tab/>Изучение работы с компилятором языка Си, способов создания обьектных и библиотечных файлов и их использования в процессе сборки (редактирования связей) прикладных программ. Изучение редактора связей ld и бинарных утилит. Ознакомление с использованием интерпретатора make для автоматической сборки программ.</text:p>
      <text:p text:style-name="P15"/>
      <text:p text:style-name="P14"><text:tab/>5.1 Ход работы</text:p>
      <text:p text:style-name="P14"><text:tab/>5.1.2 Краткое описание исследуемых комманд</text:p>
      <text:p text:style-name="P13"><text:span text:style-name="T1"><text:tab/></text:span>size<text:span text:style-name="T1"> — возвращает размеры секций и суммарный размер.</text:span></text:p>
      <text:p text:style-name="P15"><text:tab/> size [-A|-B|--format=compatibility] </text:p>
      <text:p text:style-name="P15"><text:s text:c="12"/>[--help] </text:p>
      <text:p text:style-name="P15"><text:s text:c="12"/>[-d|-o|-x|--radix=number] </text:p>
      <text:p text:style-name="P15"><text:s text:c="12"/>[--common] </text:p>
      <text:p text:style-name="P15"><text:s text:c="12"/>[-t|--totals] </text:p>
      <text:p text:style-name="P15"><text:s text:c="12"/>[--target=bfdname] [-V|--version] </text:p>
      <text:p text:style-name="P15"><text:s text:c="12"/>[objfile...] </text:p>
      <text:p text:style-name="P15"><text:tab/>Основные ключи:</text:p>
      <text:p text:style-name="P15">--radix – задает систему исчисления для вывода размера;</text:p>
      <text:p text:style-name="P15">--format – задает формат вывода;</text:p>
      <text:p text:style-name="P15">--target – явно задает тип объектного файла.</text:p>
      <text:p text:style-name="P15"/>
      <text:p text:style-name="P16"><text:tab/><text:span text:style-name="T3">strip</text:span><text:span text:style-name="T9"> - команда удаления сервисной информации из объектного файла.</text:span></text:p>
      <text:p text:style-name="P17"><text:tab/>strip [-F bfdname |--target=bfdname] </text:p>
      <text:p text:style-name="P17"><text:s text:c="13"/>[-I bfdname |--input-target=bfdname] </text:p>
      <text:p text:style-name="P17"><text:s text:c="13"/>[-O bfdname |--output-target=bfdname] </text:p>
      <text:p text:style-name="P17"><text:s text:c="13"/>[-s|--strip-all] </text:p>
      <text:p text:style-name="P17"><text:s text:c="13"/>[-S|-g|-d|--strip-debug] </text:p>
      <text:p text:style-name="P17"><text:s text:c="13"/>[--strip-dwo] </text:p>
      <text:p text:style-name="P17"><text:s text:c="13"/>[-K symbolname |--keep-symbol=symbolname] </text:p>
      <text:p text:style-name="P17"><text:s text:c="13"/>[-N symbolname |--strip-symbol=symbolname] </text:p>
      <text:p text:style-name="P17"><text:s text:c="13"/>[-w|--wildcard] </text:p>
      <text:p text:style-name="P17"><text:s text:c="13"/>[-x|--discard-all] [-X |--discard-locals] </text:p>
      <text:p text:style-name="P17"><text:s text:c="13"/>[-R sectionname |--remove-section=sectionname] </text:p>
      <text:p text:style-name="P17"><text:s text:c="13"/>[-o file] [-p|--preserve-dates] </text:p>
      <text:p text:style-name="P17"><text:s text:c="13"/>[-D|--enable-deterministic-archives] </text:p>
      <text:p text:style-name="P17"><text:s text:c="13"/>[-U|--disable-deterministic-archives] </text:p>
      <text:p text:style-name="P17"><text:s text:c="13"/>[--keep-file-symbols] </text:p>
      <text:p text:style-name="P17"><text:s text:c="13"/>[--only-keep-debug] </text:p>
      <text:p text:style-name="P17"><text:s text:c="13"/>[-v |--verbose] [-V|--version] </text:p>
      <text:p text:style-name="P17"><text:s text:c="13"/>[--help] [--info] </text:p>
      <text:p text:style-name="P17"><text:soft-page-break/><text:s text:c="13"/>objfile... </text:p>
      <text:p text:style-name="P17"><text:tab/>Основные ключи:</text:p>
      <text:p text:style-name="P17">--remove-section=sectionname – убрать произвольную секцию;</text:p>
      <text:p text:style-name="P16">--target – явно задает тип объектного файла;</text:p>
      <text:p text:style-name="P17">--strip-debug – удалить только информацию для отладки;</text:p>
      <text:p text:style-name="P17">--strip-symbol=symbolname – удалить символ;</text:p>
      <text:p text:style-name="P17">-o file – сохранить обрезанный файл в указанный файл, вместо перезаписывания.</text:p>
      <text:p text:style-name="P17"/>
      <text:p text:style-name="P17"><text:tab/><text:span text:style-name="T2">nm</text:span> – печать таблицы имен объектного файла.</text:p>
      <text:p text:style-name="P17"><text:s text:c="7"/>nm [-A|-o|--print-file-name] [-a|--debug-syms] </text:p>
      <text:p text:style-name="P17"><text:s text:c="10"/>[-B|--format=bsd] [-C|--demangle[=style]] </text:p>
      <text:p text:style-name="P17"><text:s text:c="10"/>[-D|--dynamic] [-fformat|--format=format] </text:p>
      <text:p text:style-name="P17"><text:s text:c="10"/>[-g|--extern-only] [-h|--help] </text:p>
      <text:p text:style-name="P17"><text:s text:c="10"/>[-l|--line-numbers] [-n|-v|--numeric-sort] </text:p>
      <text:p text:style-name="P17"><text:s text:c="10"/>[-P|--portability] [-p|--no-sort] </text:p>
      <text:p text:style-name="P17"><text:s text:c="10"/>[-r|--reverse-sort] [-S|--print-size] </text:p>
      <text:p text:style-name="P17"><text:s text:c="10"/>[-s|--print-armap] [-t radix|--radix=radix] </text:p>
      <text:p text:style-name="P17"><text:s text:c="10"/>[-u|--undefined-only] [-V|--version] </text:p>
      <text:p text:style-name="P17"><text:s text:c="10"/>[-X 32_64] [--defined-only] [--no-demangle] </text:p>
      <text:p text:style-name="P17"><text:s text:c="10"/>[--plugin name] [--size-sort] [--special-syms] </text:p>
      <text:p text:style-name="P17"><text:s text:c="10"/>[--synthetic] [--target=bfdname] </text:p>
      <text:p text:style-name="P17"><text:s text:c="10"/>[objfile...] </text:p>
      <text:p text:style-name="P17"><text:tab/>Основный ключи:</text:p>
      <text:p text:style-name="P17">--debug-syms – выводить также отладочные символы;</text:p>
      <text:p text:style-name="P17">--extern-only – выводить только внешние символы;</text:p>
      <text:p text:style-name="P17">--line-numbers – по возможности для каждого символа вывести имя файла и номер строки где он определен.</text:p>
      <text:p text:style-name="P17"/>
      <text:p text:style-name="P17"><text:tab/><text:span text:style-name="T2">od</text:span> - форматированный просмотр объектного файла.</text:p>
      <text:p text:style-name="P17"><text:s text:c="7"/>od [OPTION]... [FILE]... </text:p>
      <text:p text:style-name="P17"><text:s text:c="7"/>od [-abcdfilosx]... [FILE] [[+]OFFSET[.][b]] </text:p>
      <text:p text:style-name="P17"><text:s text:c="7"/>od --traditional [OPTION]... [FILE] [[+]OFFSET[.][b] [+][LABEL][.][b]] </text:p>
      <text:p text:style-name="P17"><text:tab/>Основные ключи:</text:p>
      <text:p text:style-name="P17">-w[BYTES], --width[=BYTES] – количество байтов на одну строку;</text:p>
      <text:p text:style-name="P17">-A, --address-radix=RADIX – выбор системы счисления</text:p>
      <text:p text:style-name="P17"/>
      <text:p text:style-name="P17"><text:tab/><text:span text:style-name="T2">gdb</text:span> – отладчик</text:p>
      <text:p text:style-name="P17"><text:s text:c="7"/>gdb [-help] [-nh] [-nx] [-q] [-batch] [-cd=dir] [-f] [-b bps] </text:p>
      <text:p text:style-name="P17"><text:s text:c="11"/>[-tty=dev] [-s symfile] [-e prog] [-se prog] [-c core] [-p procID] </text:p>
      <text:p text:style-name="P17"><text:s text:c="11"/>[-x cmds] [-d dir] [prog|prog procID|prog core] </text:p>
      <text:p text:style-name="P17"><text:tab/>Основные ключи:</text:p>
      <text:p text:style-name="P17">-directory=directory </text:p>
      <text:p text:style-name="P17">-d directory – использовать каталог как рабочий;</text:p>
      <text:p text:style-name="P19"/>
      <text:p text:style-name="P19"><text:soft-page-break/>-core=file </text:p>
      <text:p text:style-name="P19">-c file – использовать файл как дамп для исследования;</text:p>
      <text:p text:style-name="P19">-command=file </text:p>
      <text:p text:style-name="P19">-x file – читать командый для gdb из файла.</text:p>
      <text:p text:style-name="P30"><text:tab/><text:span text:style-name="T14">При работе с отладчиком для запуска программы на выполнение следует использовать команду </text:span><text:span text:style-name="T5">run</text:span><text:span text:style-name="T14">, для установки точек останова используется команда <text:s/></text:span><text:span text:style-name="T5">break &lt;имя файла&gt;:&lt;номер строки&gt;</text:span><text:span text:style-name="T14">, для вызова справки используется команда </text:span><text:span text:style-name="T5">help &lt;имя секции справки&gt;</text:span><text:span text:style-name="T14">, команда </text:span><text:span text:style-name="T5">n (next) </text:span><text:span text:style-name="T14">делает шаг без захода, <text:s/>команда </text:span><text:span text:style-name="T5">s (step) </text:span><text:span text:style-name="T14">делает шаг с заходом, для продолжения выполнения используется команда </text:span><text:span text:style-name="T5">continue</text:span><text:span text:style-name="T14">, команда </text:span><text:span text:style-name="T5">finish</text:span><text:span text:style-name="T14"> выполняет до конца фрейма стека, команда </text:span><text:span text:style-name="T5">list</text:span><text:span text:style-name="T14"> выводит исходный текст для ближайших строк, команда </text:span><text:span text:style-name="T5">print </text:span><text:span text:style-name="T14"><text:s/>отображает значение переменной, команда </text:span><text:span text:style-name="T5">backtrace</text:span><text:span text:style-name="T14"> выводит список вложенных вызовов функций. </text:span></text:p>
      <text:p text:style-name="P19"/>
      <text:p text:style-name="P19"><text:tab/><text:span text:style-name="T2">strace</text:span> – программа трассировки системных и библиотечных вызовов, а также сигналов.</text:p>
      <text:p text:style-name="P19"><text:s text:c="7"/>strace <text:s text:c="2"/>[-CdffhiqrtttTvVxxy] <text:s text:c="2"/>[-In] <text:s text:c="2"/>[-bexecve] <text:s text:c="2"/>[-eexpr]... <text:s text:c="2"/>[-acolumn] <text:s/>[-ofile] <text:s/>[-sstrsize] <text:s/>[-Ppath]... <text:s/>-ppid... <text:s/>/ <text:s/>[-D] </text:p>
      <text:p text:style-name="P19"><text:s text:c="7"/>[-Evar[=val]]... [-uusername] command [args] </text:p>
      <text:p text:style-name="P19"><text:s text:c="7"/>strace -c[df] [-In] [-bexecve] [-eexpr]... <text:s/>[-Ooverhead] [-Ssortby] -ppid... / [-D] [-Evar[=val]]... [-uusername] command [args]</text:p>
      <text:p text:style-name="P18"><text:tab/>Основные ключи:</text:p>
      <text:p text:style-name="P20">-c – считать время, количество и количество ошибок для каждого системного вызова;</text:p>
      <text:p text:style-name="P20">-i – выводит регистр инструкций на момент системного вызова.</text:p>
      <text:p text:style-name="P20"/>
      <text:p text:style-name="P20"><text:tab/><text:span text:style-name="T2">ar</text:span> – программа создания и обслуживания статических библиотек.</text:p>
      <text:p text:style-name="P20"><text:tab/>ar [--plugin name] [-X32_64] [-]p[mod [relpos] [count]] [--target bfdname] archive [member...] </text:p>
      <text:p text:style-name="P21"><text:tab/><text:span text:style-name="T9">Основные ключи:</text:span></text:p>
      <text:p text:style-name="P22">d – удалить модули из архива;</text:p>
      <text:p text:style-name="P22">m – перемещать модули в архиве;</text:p>
      <text:p text:style-name="P22">r – вставить модули в архив.</text:p>
      <text:p text:style-name="P22"/>
      <text:p text:style-name="P22"><text:tab/><text:span text:style-name="T4">readelf</text:span><text:span text:style-name="T10"> – отображает информацию об ELF файле.</text:span></text:p>
      <text:p text:style-name="P22">-<text:span text:style-name="T10">h – вывести заголовок программы;</text:span></text:p>
      <text:p text:style-name="P22">-<text:span text:style-name="T10">s – вывести информацию из заголовков секций;</text:span></text:p>
      <text:p text:style-name="P22">-<text:span text:style-name="T10">l – вывести информацию из заголовков сегментов.</text:span></text:p>
      <text:p text:style-name="P22"/>
      <text:p text:style-name="P32"><text:tab/>5.2 Текст make программы</text:p>
      <text:p text:style-name="P22"/>
      <text:p text:style-name="P27"><text:tab/>Вариант 11. src4. Создать из любых двух функций динамическую библиотекуподключаемую на этапе запуска программы. Включить для проекта максимально-возможную оптимизацию по скорости.</text:p>
      <text:p text:style-name="P22"/>
      <text:p text:style-name="P23"><text:soft-page-break/>COMPILER = gcc</text:p>
      <text:p text:style-name="P23">CFLAGS = -D HAVE_CONFIG_H -Ofast -Wall -fpermissive -L./</text:p>
      <text:p text:style-name="P23">SHELL = /bin/bash</text:p>
      <text:p text:style-name="P23">LIBS = -ltermcap</text:p>
      <text:p text:style-name="P23">UTILS = \</text:p>
      <text:p text:style-name="P23"><text:tab/>killall <text:s/>\</text:p>
      <text:p text:style-name="P23"><text:tab/>fuser <text:s/>\</text:p>
      <text:p text:style-name="P23"><text:tab/>pstree</text:p>
      <text:p text:style-name="P23"/>
      <text:p text:style-name="P23">MAKE = make</text:p>
      <text:p text:style-name="P23"/>
      <text:p text:style-name="P23">KILLALL_OBJFILES = libsignals.so killall.o</text:p>
      <text:p text:style-name="P23">PSTREE_OBJFILES = pstree.o</text:p>
      <text:p text:style-name="P23">FUSER_OBJFILES = libsignals.so fuser.o</text:p>
      <text:p text:style-name="P23"/>
      <text:p text:style-name="P23">.SILENT: all, killall, pstree, fuser, fuser.o, pstree.o, killall.o, clean, libsignals.so</text:p>
      <text:p text:style-name="P23"/>
      <text:p text:style-name="P23">all: $(UTILS)</text:p>
      <text:p text:style-name="P23"/>
      <text:p text:style-name="P23">all_cpp:</text:p>
      <text:p text:style-name="P23"><text:tab/>$(MAKE) COMPILER='g++'</text:p>
      <text:p text:style-name="P23"/>
      <text:p text:style-name="P23">debug:</text:p>
      <text:p text:style-name="P23"><text:tab/>$(MAKE) CFLAGS='-D HAVE_CONFIG_H -Ofast -Wall -fpermissive -L./ -ggdb'</text:p>
      <text:p text:style-name="P23"/>
      <text:p text:style-name="P23">killall: $(KILLALL_OBJFILES) -lsignals</text:p>
      <text:p text:style-name="P23"><text:tab/>$(COMPILER) $(CFLAGS) -o $@ $(KILLALL_OBJFILES) $(LIBS) -lsignals 2&gt;/dev/null</text:p>
      <text:p text:style-name="P23"/>
      <text:p text:style-name="P23">pstree: $(PSTREE_OBJFILES)</text:p>
      <text:p text:style-name="P23"><text:tab/>$(COMPILER) $(CFLAGS) -o $@ $(PSTREE_OBJFILES) $(LIBS) 2&gt;/dev/null</text:p>
      <text:p text:style-name="P23"/>
      <text:p text:style-name="P23">fuser: $(FUSER_OBJFILES) -lsignals</text:p>
      <text:p text:style-name="P23"><text:tab/>$(COMPILER) $(CFLAGS) -o $@ $(FUSER_OBJFILES) $(LIBS) -lsignals 2&gt;/dev/null</text:p>
      <text:p text:style-name="P23"/>
      <text:p text:style-name="P23">fuser.o: fuser.c comm.h loop.h signals.h config.h</text:p>
      <text:p text:style-name="P23"><text:tab/>$(COMPILER) $(CFLAGS) -c -o $@ $&lt; 2&gt;/dev/null</text:p>
      <text:p text:style-name="P23"/>
      <text:p text:style-name="P23">killall.o: killall.c config.h comm.h signals.h</text:p>
      <text:p text:style-name="P23"><text:tab/>$(COMPILER) $(CFLAGS) -c -o $@ $&lt; 2&gt;/dev/null</text:p>
      <text:p text:style-name="P23">pstree.o: pstree.c comm.h config.h</text:p>
      <text:p text:style-name="P23"><text:tab/>$(COMPILER) $(CFLAGS) -c -o $@ $&lt; 2&gt;/dev/null</text:p>
      <text:p text:style-name="P23">libsignals.so: signals.c signals.h</text:p>
      <text:p text:style-name="P23"><text:tab/>$(COMPILER) $(CFLAGS) -shared -fPIC -o $@ $&lt; 2&gt;/dev/null</text:p>
      <text:p text:style-name="P23"/>
      <text:p text:style-name="P23">.PHONY: clean</text:p>
      <text:p text:style-name="P23"/>
      <text:p text:style-name="P23">clean:</text:p>
      <text:p text:style-name="P23"><text:tab/>-@rm *.*o $(UTILS) </text:p>
      <text:p text:style-name="P23"/>
      <text:p text:style-name="P23">path:</text:p>
      <text:p text:style-name="P23"><text:tab/>~/code/sysprog/src4cpp$ export LD_LIBRARY_PATH=~/code/sysprog/src4cpp:$LD_LIBARYR_PATH</text:p>
      <text:p text:style-name="P24"/>
      <text:p text:style-name="P34"><text:tab/></text:p>
      <text:p text:style-name="P35"><text:tab/></text:p>
      <text:p text:style-name="P35"/>
      <text:p text:style-name="P35"/>
      <text:p text:style-name="P35"><text:soft-page-break/><text:span text:style-name="T15">5.1.3 Исследование исполняемых файлов</text:span></text:p>
      <text:p text:style-name="P25"><text:span text:style-name="T6"><text:tab/></text:span><text:span text:style-name="T7">Таблица 5.</text:span><text:span text:style-name="T8">1</text:span><text:span text:style-name="T7"> – Исследование размеров исполняемых файлов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table:number-rows-spanned="3" office:value-type="string">
            <text:p text:style-name="P1">Название выполняемого файла</text:p>
          </table:table-cell>
          <table:table-cell table:style-name="Таблица2.B1" table:number-columns-spanned="6" office:value-type="string">
            <text:p text:style-name="P1">Размер объектного модуля, бай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2">
          <table:covered-table-cell/>
          <table:table-cell table:style-name="Таблица2.B2" table:number-columns-spanned="2" office:value-type="string">
            <text:p text:style-name="P3">strip -<text:span text:style-name="T11">s</text:span></text:p>
          </table:table-cell>
          <table:covered-table-cell/>
          <table:table-cell table:style-name="Таблица2.B2" table:number-columns-spanned="2" office:value-type="string">
            <text:p text:style-name="P3">strip -x</text:p>
          </table:table-cell>
          <table:covered-table-cell/>
          <table:table-cell table:style-name="Таблица2.B1" table:number-columns-spanned="2" office:value-type="string">
            <text:p text:style-name="P4">strip <text:span text:style-name="T13">--strip-unneeded</text:span></text:p>
          </table:table-cell>
          <table:covered-table-cell/>
        </table:table-row>
        <table:table-row table:style-name="Таблица2.3">
          <table:covered-table-cell/>
          <table:table-cell table:style-name="Таблица2.B2" office:value-type="string">
            <text:p text:style-name="P1">до</text:p>
          </table:table-cell>
          <table:table-cell table:style-name="Таблица2.B2" office:value-type="string">
            <text:p text:style-name="P1">после</text:p>
          </table:table-cell>
          <table:table-cell table:style-name="Таблица2.B2" office:value-type="string">
            <text:p text:style-name="P1">до</text:p>
          </table:table-cell>
          <table:table-cell table:style-name="Таблица2.B2" office:value-type="string">
            <text:p text:style-name="P1">после</text:p>
          </table:table-cell>
          <table:table-cell table:style-name="Таблица2.B2" office:value-type="string">
            <text:p text:style-name="P1">до</text:p>
          </table:table-cell>
          <table:table-cell table:style-name="Таблица2.B1" office:value-type="string">
            <text:p text:style-name="P1">после</text:p>
          </table:table-cell>
        </table:table-row>
        <table:table-row table:style-name="Таблица2.4">
          <table:table-cell table:style-name="Таблица2.A1" office:value-type="string">
            <text:p text:style-name="P2">Pstree C </text:p>
          </table:table-cell>
          <table:table-cell table:style-name="Таблица2.B2" office:value-type="string">
            <text:p text:style-name="P6">50396</text:p>
          </table:table-cell>
          <table:table-cell table:style-name="Таблица2.B2" office:value-type="string">
            <text:p text:style-name="P6">43728</text:p>
          </table:table-cell>
          <table:table-cell table:style-name="Таблица2.B2" office:value-type="string">
            <text:p text:style-name="P7">50396</text:p>
          </table:table-cell>
          <table:table-cell table:style-name="Таблица2.B2" office:value-type="string">
            <text:p text:style-name="P10">47458</text:p>
          </table:table-cell>
          <table:table-cell table:style-name="Таблица2.B2" office:value-type="string">
            <text:p text:style-name="P7">50396</text:p>
          </table:table-cell>
          <table:table-cell table:style-name="Таблица2.B1" office:value-type="string">
            <text:p text:style-name="P11">43728</text:p>
          </table:table-cell>
        </table:table-row>
        <table:table-row table:style-name="Таблица2.5">
          <table:table-cell table:style-name="Таблица2.A1" office:value-type="string">
            <text:p text:style-name="P2">Pstree C++</text:p>
          </table:table-cell>
          <table:table-cell table:style-name="Таблица2.B2" office:value-type="string">
            <text:p text:style-name="P6">46374</text:p>
          </table:table-cell>
          <table:table-cell table:style-name="Таблица2.B2" office:value-type="string">
            <text:p text:style-name="P6">39632</text:p>
          </table:table-cell>
          <table:table-cell table:style-name="Таблица2.B2" office:value-type="string">
            <text:p text:style-name="P7">46374</text:p>
          </table:table-cell>
          <table:table-cell table:style-name="Таблица2.B2" office:value-type="string">
            <text:p text:style-name="P10">43306</text:p>
          </table:table-cell>
          <table:table-cell table:style-name="Таблица2.B2" office:value-type="string">
            <text:p text:style-name="P7">46374</text:p>
          </table:table-cell>
          <table:table-cell table:style-name="Таблица2.B1" office:value-type="string">
            <text:p text:style-name="P11">39632</text:p>
          </table:table-cell>
        </table:table-row>
        <table:table-row table:style-name="Таблица2.6">
          <table:table-cell table:style-name="Таблица2.A1" office:value-type="string">
            <text:p text:style-name="P5">Fuser C</text:p>
          </table:table-cell>
          <table:table-cell table:style-name="Таблица2.B2" office:value-type="string">
            <text:p text:style-name="P8">29858</text:p>
          </table:table-cell>
          <table:table-cell table:style-name="Таблица2.B2" office:value-type="string">
            <text:p text:style-name="P8">23136</text:p>
          </table:table-cell>
          <table:table-cell table:style-name="Таблица2.B2" office:value-type="string">
            <text:p text:style-name="P8">29858</text:p>
          </table:table-cell>
          <table:table-cell table:style-name="Таблица2.B2" office:value-type="string">
            <text:p text:style-name="P10">27136</text:p>
          </table:table-cell>
          <table:table-cell table:style-name="Таблица2.B2" office:value-type="string">
            <text:p text:style-name="P8">29858</text:p>
          </table:table-cell>
          <table:table-cell table:style-name="Таблица2.B1" office:value-type="string">
            <text:p text:style-name="P11">23136</text:p>
          </table:table-cell>
        </table:table-row>
        <table:table-row table:style-name="Таблица2.7">
          <table:table-cell table:style-name="Таблица2.A1" office:value-type="string">
            <text:p text:style-name="P5">Fuser C++</text:p>
          </table:table-cell>
          <table:table-cell table:style-name="Таблица2.B2" office:value-type="string">
            <text:p text:style-name="P8">30106</text:p>
          </table:table-cell>
          <table:table-cell table:style-name="Таблица2.B2" office:value-type="string">
            <text:p text:style-name="P8">23136</text:p>
          </table:table-cell>
          <table:table-cell table:style-name="Таблица2.B2" office:value-type="string">
            <text:p text:style-name="P8">30106</text:p>
          </table:table-cell>
          <table:table-cell table:style-name="Таблица2.B2" office:value-type="string">
            <text:p text:style-name="P10">27153</text:p>
          </table:table-cell>
          <table:table-cell table:style-name="Таблица2.B2" office:value-type="string">
            <text:p text:style-name="P8">30106</text:p>
          </table:table-cell>
          <table:table-cell table:style-name="Таблица2.B1" office:value-type="string">
            <text:p text:style-name="P11">23136</text:p>
          </table:table-cell>
        </table:table-row>
        <table:table-row table:style-name="Таблица2.8">
          <table:table-cell table:style-name="Таблица2.A1" office:value-type="string">
            <text:p text:style-name="P5">Killall C</text:p>
          </table:table-cell>
          <table:table-cell table:style-name="Таблица2.B2" office:value-type="string">
            <text:p text:style-name="P8">24842</text:p>
          </table:table-cell>
          <table:table-cell table:style-name="Таблица2.B2" office:value-type="string">
            <text:p text:style-name="P8">18816</text:p>
          </table:table-cell>
          <table:table-cell table:style-name="Таблица2.B2" office:value-type="string">
            <text:p text:style-name="P8">24842</text:p>
          </table:table-cell>
          <table:table-cell table:style-name="Таблица2.B2" office:value-type="string">
            <text:p text:style-name="P10">22460</text:p>
          </table:table-cell>
          <table:table-cell table:style-name="Таблица2.B2" office:value-type="string">
            <text:p text:style-name="P8">24842</text:p>
          </table:table-cell>
          <table:table-cell table:style-name="Таблица2.B1" office:value-type="string">
            <text:p text:style-name="P11">18816</text:p>
          </table:table-cell>
        </table:table-row>
        <table:table-row table:style-name="Таблица2.9">
          <table:table-cell table:style-name="Таблица2.A1" office:value-type="string">
            <text:p text:style-name="P5">Killall C++</text:p>
          </table:table-cell>
          <table:table-cell table:style-name="Таблица2.B2" office:value-type="string">
            <text:p text:style-name="P8">24911</text:p>
          </table:table-cell>
          <table:table-cell table:style-name="Таблица2.B2" office:value-type="string">
            <text:p text:style-name="P8">18816</text:p>
          </table:table-cell>
          <table:table-cell table:style-name="Таблица2.B2" office:value-type="string">
            <text:p text:style-name="P8">24911</text:p>
          </table:table-cell>
          <table:table-cell table:style-name="Таблица2.B2" office:value-type="string">
            <text:p text:style-name="P10">22479</text:p>
          </table:table-cell>
          <table:table-cell table:style-name="Таблица2.B2" office:value-type="string">
            <text:p text:style-name="P8">24911</text:p>
          </table:table-cell>
          <table:table-cell table:style-name="Таблица2.B1" office:value-type="string">
            <text:p text:style-name="P11">18816</text:p>
          </table:table-cell>
        </table:table-row>
        <table:table-row table:style-name="Таблица2.10">
          <table:table-cell table:style-name="Таблица2.A1" office:value-type="string">
            <text:p text:style-name="P5">Killall debug</text:p>
          </table:table-cell>
          <table:table-cell table:style-name="Таблица2.B2" office:value-type="string">
            <text:p text:style-name="P8">45730</text:p>
          </table:table-cell>
          <table:table-cell table:style-name="Таблица2.B2" office:value-type="string">
            <text:p text:style-name="P8">18816</text:p>
          </table:table-cell>
          <table:table-cell table:style-name="Таблица2.B2" office:value-type="string">
            <text:p text:style-name="P8">45730</text:p>
          </table:table-cell>
          <table:table-cell table:style-name="Таблица2.B2" office:value-type="string">
            <text:p text:style-name="P9">22460</text:p>
          </table:table-cell>
          <table:table-cell table:style-name="Таблица2.B2" office:value-type="string">
            <text:p text:style-name="P8">45730</text:p>
          </table:table-cell>
          <table:table-cell table:style-name="Таблица2.B1" office:value-type="string">
            <text:p text:style-name="P11">23136</text:p>
          </table:table-cell>
        </table:table-row>
        <table:table-row table:style-name="Таблица2.11">
          <table:table-cell table:style-name="Таблица2.A1" office:value-type="string">
            <text:p text:style-name="P5">Fuser debug</text:p>
          </table:table-cell>
          <table:table-cell table:style-name="Таблица2.B2" office:value-type="string">
            <text:p text:style-name="P8">79210</text:p>
          </table:table-cell>
          <table:table-cell table:style-name="Таблица2.B2" office:value-type="string">
            <text:p text:style-name="P8">23136</text:p>
          </table:table-cell>
          <table:table-cell table:style-name="Таблица2.B2" office:value-type="string">
            <text:p text:style-name="P8">79210</text:p>
          </table:table-cell>
          <table:table-cell table:style-name="Таблица2.B2" office:value-type="string">
            <text:p text:style-name="P9">27136</text:p>
          </table:table-cell>
          <table:table-cell table:style-name="Таблица2.B2" office:value-type="string">
            <text:p text:style-name="P8">79210</text:p>
          </table:table-cell>
          <table:table-cell table:style-name="Таблица2.B1" office:value-type="string">
            <text:p text:style-name="P11">18816</text:p>
          </table:table-cell>
        </table:table-row>
        <table:table-row table:style-name="Таблица2.10">
          <table:table-cell table:style-name="Таблица2.A1" office:value-type="string">
            <text:p text:style-name="P5">Pstree debug</text:p>
          </table:table-cell>
          <table:table-cell table:style-name="Таблица2.B2" office:value-type="string">
            <text:p text:style-name="P8">163964</text:p>
          </table:table-cell>
          <table:table-cell table:style-name="Таблица2.B2" office:value-type="string">
            <text:p text:style-name="P8">43728</text:p>
          </table:table-cell>
          <table:table-cell table:style-name="Таблица2.B2" office:value-type="string">
            <text:p text:style-name="P8">163964</text:p>
          </table:table-cell>
          <table:table-cell table:style-name="Таблица2.B2" office:value-type="string">
            <text:p text:style-name="P9">47458</text:p>
          </table:table-cell>
          <table:table-cell table:style-name="Таблица2.B2" office:value-type="string">
            <text:p text:style-name="P8">163964</text:p>
          </table:table-cell>
          <table:table-cell table:style-name="Таблица2.B1" office:value-type="string">
            <text:p text:style-name="P11">43728</text:p>
          </table:table-cell>
        </table:table-row>
      </table:table>
      <text:p text:style-name="P25"/>
      <text:p text:style-name="P25"/>
      <text:p text:style-name="P25"/>
      <text:p text:style-name="P27">Самым большим объектным файлом является файл pstree.o.</text:p>
      <text:p text:style-name="P27">selld@selld-Lenovo-G580:~/code/sysprog/src4cpp$ readelf -S pstree.o</text:p>
      <text:p text:style-name="P27">Имеется 21 заголовков раздела, начиная со смещения 0x7aa8:</text:p>
      <text:p text:style-name="P27"></text:p>
      <text:p text:style-name="P27">Заголовки разделов:</text:p>
      <text:p text:style-name="P27"><text:s text:c="2"/>[Нм] Имя <text:s text:c="14"/>Тип <text:s text:c="13"/>Адрес <text:s text:c="12"/>Смещение</text:p>
      <text:p text:style-name="P27"><text:s text:c="7"/>Размер <text:s text:c="11"/>Разм.Ent <text:s text:c="8"/>Флаги <text:s/>Ссылк Инфо <text:s/>Выравн</text:p>
      <text:p text:style-name="P27"><text:s text:c="2"/>[ 0] <text:s text:c="18"/>NULL <text:s text:c="12"/>0000000000000000 <text:s/>00000000</text:p>
      <text:p text:style-name="P27"><text:s text:c="7"/>0000000000000000 <text:s/>0000000000000000 <text:s text:c="10"/>0 <text:s text:c="4"/>0 <text:s text:c="4"/>0</text:p>
      <text:p text:style-name="P27"><text:s text:c="2"/>[ 1] .text <text:s text:c="12"/>PROGBITS <text:s text:c="8"/>0000000000000000 <text:s/>00000040</text:p>
      <text:p text:style-name="P27"><text:s text:c="7"/>000000000000635c <text:s/>0000000000000000 <text:s/>AX <text:s text:c="6"/>0 <text:s text:c="4"/>0 <text:s text:c="4"/>16</text:p>
      <text:p text:style-name="P27"><text:s text:c="2"/>[ 2] .rela.text <text:s text:c="7"/>RELA <text:s text:c="12"/>0000000000000000 <text:s/>00008ac8</text:p>
      <text:p text:style-name="P27"><text:s text:c="7"/>0000000000008148 <text:s/>0000000000000018 <text:s text:c="9"/>19 <text:s text:c="4"/>1 <text:s text:c="4"/>8</text:p>
      <text:p text:style-name="P27"><text:s text:c="2"/>[ 3] .data <text:s text:c="12"/>PROGBITS <text:s text:c="8"/>0000000000000000 <text:s/>000063a0</text:p>
      <text:p text:style-name="P27"><text:s text:c="7"/>0000000000000110 <text:s/>0000000000000000 <text:s/>WA <text:s text:c="6"/>0 <text:s text:c="4"/>0 <text:s text:c="4"/>32</text:p>
      <text:p text:style-name="P27"><text:s text:c="2"/>[ 4] .rela.data <text:s text:c="7"/>RELA <text:s text:c="12"/>0000000000000000 <text:s/>00010c10</text:p>
      <text:p text:style-name="P27"><text:s text:c="7"/>00000000000001c8 <text:s/>0000000000000018 <text:s text:c="9"/>19 <text:s text:c="4"/>3 <text:s text:c="4"/>8</text:p>
      <text:p text:style-name="P27"><text:s text:c="2"/>[ 5] .bss <text:s text:c="13"/>NOBITS <text:s text:c="10"/>0000000000000000 <text:s/>000064c0</text:p>
      <text:p text:style-name="P27"><text:s text:c="7"/>00000000000003b8 <text:s/>0000000000000000 <text:s/>WA <text:s text:c="6"/>0 <text:s text:c="4"/>0 <text:s text:c="4"/>32</text:p>
      <text:p text:style-name="P27"><text:s text:c="2"/>[ 6] .rodata.str1.8 <text:s text:c="3"/>PROGBITS <text:s text:c="8"/>0000000000000000 <text:s/>000064c0</text:p>
      <text:p text:style-name="P27"><text:s text:c="7"/>0000000000000469 <text:s/>0000000000000001 AMS <text:s text:c="6"/>0 <text:s text:c="4"/>0 <text:s text:c="4"/>8</text:p>
      <text:p text:style-name="P27"><text:s text:c="2"/>[ 7] .rodata.str1.1 <text:s text:c="3"/>PROGBITS <text:s text:c="8"/>0000000000000000 <text:s/>00006929</text:p>
      <text:p text:style-name="P27"><text:s text:c="7"/>00000000000001a7 <text:s/>0000000000000001 AMS <text:s text:c="6"/>0 <text:s text:c="4"/>0 <text:s text:c="4"/>1</text:p>
      <text:p text:style-name="P27"><text:s text:c="2"/>[ 8] .text.unlikely <text:s text:c="3"/>PROGBITS <text:s text:c="8"/>0000000000000000 <text:s/>00006ad0</text:p>
      <text:p text:style-name="P27"><text:s text:c="7"/>000000000000029d <text:s/>0000000000000000 <text:s/>AX <text:s text:c="6"/>0 <text:s text:c="4"/>0 <text:s text:c="4"/>1</text:p>
      <text:p text:style-name="P27"><text:s text:c="2"/>[ 9] .rela.text.unlike RELA <text:s text:c="12"/>0000000000000000 <text:s/>00010dd8</text:p>
      <text:p text:style-name="P27"><text:s text:c="7"/>00000000000001b0 <text:s/>0000000000000018 <text:s text:c="9"/>19 <text:s text:c="4"/>8 <text:s text:c="4"/>8</text:p>
      <text:p text:style-name="P27"><text:soft-page-break/><text:s text:c="2"/>[10] .text.startup <text:s text:c="4"/>PROGBITS <text:s text:c="8"/>0000000000000000 <text:s/>00006d70</text:p>
      <text:p text:style-name="P27"><text:s text:c="7"/>00000000000007fa <text:s/>0000000000000000 <text:s/>AX <text:s text:c="6"/>0 <text:s text:c="4"/>0 <text:s text:c="4"/>16</text:p>
      <text:p text:style-name="P27"><text:s text:c="2"/>[11] .rela.text.startu RELA <text:s text:c="12"/>0000000000000000 <text:s/>00010f88</text:p>
      <text:p text:style-name="P27"><text:s text:c="7"/>0000000000000c48 <text:s/>0000000000000018 <text:s text:c="9"/>19 <text:s text:c="3"/>10 <text:s text:c="4"/>8</text:p>
      <text:p text:style-name="P27"><text:s text:c="2"/>[12] .rodata <text:s text:c="10"/>PROGBITS <text:s text:c="8"/>0000000000000000 <text:s/>00007570</text:p>
      <text:p text:style-name="P27"><text:s text:c="7"/>00000000000001a8 <text:s/>0000000000000000 <text:s text:c="2"/>A <text:s text:c="6"/>0 <text:s text:c="4"/>0 <text:s text:c="4"/>8</text:p>
      <text:p text:style-name="P27"><text:s text:c="2"/>[13] .rela.rodata <text:s text:c="5"/>RELA <text:s text:c="12"/>0000000000000000 <text:s/>00011bd0</text:p>
      <text:p text:style-name="P27"><text:s text:c="7"/>00000000000004f8 <text:s/>0000000000000018 <text:s text:c="9"/>19 <text:s text:c="3"/>12 <text:s text:c="4"/>8</text:p>
      <text:p text:style-name="P27"><text:s text:c="2"/>[14] .comment <text:s text:c="9"/>PROGBITS <text:s text:c="8"/>0000000000000000 <text:s/>00007718</text:p>
      <text:p text:style-name="P27"><text:s text:c="7"/>0000000000000025 <text:s/>0000000000000001 <text:s/>MS <text:s text:c="6"/>0 <text:s text:c="4"/>0 <text:s text:c="4"/>1</text:p>
      <text:p text:style-name="P27"><text:s text:c="2"/>[15] .note.GNU-stack <text:s text:c="2"/>PROGBITS <text:s text:c="8"/>0000000000000000 <text:s/>0000773d</text:p>
      <text:p text:style-name="P27"><text:s text:c="7"/>0000000000000000 <text:s/>0000000000000000 <text:s text:c="10"/>0 <text:s text:c="4"/>0 <text:s text:c="4"/>1</text:p>
      <text:p text:style-name="P27"><text:s text:c="2"/>[16] .eh_frame <text:s text:c="8"/>PROGBITS <text:s text:c="8"/>0000000000000000 <text:s/>00007740</text:p>
      <text:p text:style-name="P27"><text:s text:c="7"/>00000000000002b8 <text:s/>0000000000000000 <text:s text:c="2"/>A <text:s text:c="6"/>0 <text:s text:c="4"/>0 <text:s text:c="4"/>8</text:p>
      <text:p text:style-name="P27"><text:s text:c="2"/>[17] .rela.eh_frame <text:s text:c="3"/>RELA <text:s text:c="12"/>0000000000000000 <text:s/>000120c8</text:p>
      <text:p text:style-name="P27"><text:s text:c="7"/>0000000000000108 <text:s/>0000000000000018 <text:s text:c="9"/>19 <text:s text:c="3"/>16 <text:s text:c="4"/>8</text:p>
      <text:p text:style-name="P27"><text:s text:c="2"/>[18] .shstrtab <text:s text:c="8"/>STRTAB <text:s text:c="10"/>0000000000000000 <text:s/>000079f8</text:p>
      <text:p text:style-name="P27"><text:s text:c="7"/>00000000000000b0 <text:s/>0000000000000000 <text:s text:c="10"/>0 <text:s text:c="4"/>0 <text:s text:c="4"/>1</text:p>
      <text:p text:style-name="P27"><text:s text:c="2"/>[19] .symtab <text:s text:c="10"/>SYMTAB <text:s text:c="10"/>0000000000000000 <text:s/>00007fe8</text:p>
      <text:p text:style-name="P27"><text:s text:c="7"/>0000000000000840 <text:s/>0000000000000018 <text:s text:c="9"/>20 <text:s text:c="3"/>40 <text:s text:c="4"/>8</text:p>
      <text:p text:style-name="P27"><text:s text:c="2"/>[20] .strtab <text:s text:c="10"/>STRTAB <text:s text:c="10"/>0000000000000000 <text:s/>00008828</text:p>
      <text:p text:style-name="P27"><text:s text:c="7"/>000000000000029a <text:s/>0000000000000000 <text:s text:c="10"/>0 <text:s text:c="4"/>0 <text:s text:c="4"/>1</text:p>
      <text:p text:style-name="P27"/>
      <text:p text:style-name="P33">ВЫВОДЫ</text:p>
      <text:p text:style-name="P31"><text:tab/>Программирование на языке С и С++ в <text:span text:style-name="T12">OC</text:span> <text:span text:style-name="T12">Unix</text:span> очень удобно, так как в состав системы входит множество команд помогающих в процессе написания и компиляции программ. Для автоматической сборки программ в ОС UNIX есть утилита make <text:span text:style-name="T16">которая поддерживает макросы, рекурсивные вызовы, что позволяет упростить разработку make скриптов. Для отладки программ существует отладчик gdb который работает в текстовом режиме, он является очень удобным и мощным средством для отладки и исследования программ. Также в ОС UNIX присутствуют такие утилиты как objdump, readelf, nm и прочие, которые предназначены для исследования выполняемых и объектных файлов. Также поддерживается динамическая компоновка которая бывает двух видов: на этапе запуска, и на этапе выполнения с помощью системных вызовов dlopen(), dlsym() и dlclose(). <text:s/>Основным форматом объектных и выполняемых файлов в современных UNIX подобных ОС является ELF. 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7T21:23:22.595714668</meta:creation-date>
    <dc:date>2014-11-18T12:36:13.708242291</dc:date>
    <meta:editing-duration>PT13H39M14S</meta:editing-duration>
    <meta:editing-cycles>15</meta:editing-cycles>
    <meta:generator>LibreOffice/4.2.7.2$Linux_X86_64 LibreOffice_project/420m0$Build-2</meta:generator>
    <meta:document-statistic meta:table-count="1" meta:image-count="0" meta:object-count="0" meta:page-count="6" meta:paragraph-count="266" meta:word-count="1257" meta:character-count="11396" meta:non-whitespace-character-count="8774"/>
  </office:meta>
</office:document-meta>
</file>